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code --install-extension eamodio.gitlens</text:p>
      <text:p text:style-name="Standard">Installing extensions...</text:p>
      <text:p text:style-name="Standard">Installing extension 'eamodio.gitlens'...</text:p>
      <text:p text:style-name="Standard">(node:17305) [DEP0005] DeprecationWarning: Buffer() is deprecated due to security and usability issues. Please use the Buffer.alloc(), Buffer.allocUnsafe(), or Buffer.from() methods instead.</text:p>
      <text:p text:style-name="Standard">(Use `code --trace-deprecation ...` to show where the warning was created)</text:p>
      <text:p text:style-name="Standard">Extension 'eamodio.gitlens' v12.2.2 was successfully install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50" meta:character-count="444" meta:non-whitespace-character-count="402"/>
  </office:meta>
</office:document-meta>
</file>